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Bligh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M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chirmj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nebu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m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dti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-87G St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Ti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9 Pala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0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c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u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Kfz 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tsn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-1C Scud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-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-1 Hu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Ra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al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U-23-4 Shilk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1T15:19:43.413122964</dc:date>
    <meta:editing-duration>PT1M56S</meta:editing-duration>
    <meta:editing-cycles>1</meta:editing-cycles>
    <meta:document-statistic meta:table-count="1" meta:cell-count="31" meta:object-count="0"/>
  </office:meta>
</office:document-meta>
</file>